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32713" officeooo:paragraph-rsid="0003271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O</text:h>
      <text:p text:style-name="P3">Palavra chave – Não adianta otimizar o site com uma palavra-chave que não dê resultados</text:p>
      <text:p text:style-name="P3"/>
      <text:p text:style-name="P3">site para verificar palavras chaves: <text:a xlink:type="simple" xlink:href="https://neilpatel.com/br/ubersuggest/" text:style-name="Internet_20_link" text:visited-style-name="Visited_20_Internet_20_Link">https://neilpatel.com/br/ubersuggest/</text:a></text:p>
      <text:p text:style-name="P3"/>
      <text:p text:style-name="P3">meta tags</text:p>
      <text:p text:style-name="P3"/>
      <text:p text:style-name="P3">&lt;title&gt; &lt;/title&gt;</text:p>
      <text:p text:style-name="P3">&lt;meta name=”description” content=” ”&gt;</text:p>
      <text:p text:style-name="P2"/>
      <text:p text:style-name="P3">canonical tag</text:p>
      <text:p text:style-name="P3">é uma marcação inserida no código de paginas da web para definir que elas são um conteudo original</text:p>
      <text:p text:style-name="P3"/>
      <text:p text:style-name="P3">&lt;link rel=”canonical” href=” ” /&gt;</text:p>
      <text:p text:style-name="P3"/>
      <text:p text:style-name="P3">cabeçalho</text:p>
      <text:p text:style-name="P3">&lt;h1&gt;&lt;/h1&gt;</text:p>
      <text:p text:style-name="P3">&lt;h2&gt;&lt;/h2&gt;</text:p>
      <text:p text:style-name="P3">&lt;h3&gt;&lt;/h3&gt;</text:p>
      <text:p text:style-name="P3">&lt;h4&gt;&lt;/h4&gt;</text:p>
      <text:p text:style-name="P3">&lt;h5&gt;&lt;/h5&gt;</text:p>
      <text:p text:style-name="P3">&lt;h6&gt;&lt;/h6&gt;</text:p>
      <text:p text:style-name="P3"/>
      <text:p text:style-name="P3">Imagens</text:p>
      <text:p text:style-name="P3"><text:soft-page-break/>imagens no site contam muito para que o google interprete ele com uma qualidade boa, porem o que o mecanismo de busca vê é o ALT da imagem.</text:p>
      <text:p text:style-name="P3">O ALT é uma opção que lhe permite descrever especificamente a imagem</text:p>
      <text:p text:style-name="P3"/>
      <text:p text:style-name="P3">&lt;img src=”imagem“ alt=”sobre o que se trata a imagem“&gt;</text:p>
      <text:p text:style-name="P3"/>
      <text:p text:style-name="P3">Links internos</text:p>
      <text:p text:style-name="P3">tem sites que possuem varias paginas</text:p>
      <text:p text:style-name="P3">e os motores de busca, gostam de saber de todas as paginas de nosso site</text:p>
      <text:p text:style-name="P3">precisamos linkar uma pagina para outra, sem deixar pontas soltas</text:p>
      <text:p text:style-name="P3">isso ajuda a subir a força de suas paginas internas</text:p>
      <text:p text:style-name="P3"/>
      <text:p text:style-name="P3">&lt;a href-” “&gt;&lt;/a&gt;</text:p>
      <text:p text:style-name="P3"/>
      <text:p text:style-name="P3">Conteudo único</text:p>
      <text:p text:style-name="P3">produza conteudos diferentes que existem hoje na internet</text:p>
      <text:p text:style-name="P3">não adianta otimizar todo o site e o conteudo for igual ao do concorrente</text:p>
      <text:p text:style-name="P3">hoje conteudo é REI</text:p>
      <text:p text:style-name="P3">eles conseguem saber quem criou o conteudo primeiro</text:p>
      <text:p text:style-name="P2"/>
      <text:p text:style-name="P3">ferramentas</text:p>
      <text:p text:style-name="P3"/>
      <text:p text:style-name="P3">extensões chrome</text:p>
      <text:p text:style-name="P3">SeoQuake</text:p>
      <text:p text:style-name="P3">MozBar</text:p>
      <text:p text:style-name="P3"/>
      <text:p text:style-name="P3"><text:soft-page-break/></text:p>
      <text:p text:style-name="P3">site</text:p>
      <text:p text:style-name="P3"><text:a xlink:type="simple" xlink:href="https://neilpatel.com/br/ubersuggest/" text:style-name="Internet_20_link" text:visited-style-name="Visited_20_Internet_20_Link">https://neilpatel.com/br/ubersuggest/</text:a></text:p>
      <text:p text:style-name="P3"><text:a xlink:type="simple" xlink:href="https://moz.com/" text:style-name="Internet_20_link" text:visited-style-name="Visited_20_Internet_20_Link">https://moz.com/</text:a></text:p>
      <text:p text:style-name="P3"><text:a xlink:type="simple" xlink:href="https://ahrefs.com/pt/" text:style-name="Internet_20_link" text:visited-style-name="Visited_20_Internet_20_Link">https://ahrefs.com/pt/</text:a> </text:p>
      <text:p text:style-name="P2"/>
      <text:p text:style-name="P2"/>
      <text:p text:style-name="P2"/>
      <text:p text:style-name="P2"/>
      <text:p text:style-name="P2"/>
      <text:p text:style-name="P3">Links</text:p>
      <text:p text:style-name="P3">- <text:a xlink:type="simple" xlink:href="https://www.youtube.com/watch?v=y2W2Zn7EX7k&amp;t=122s&amp;ab_channel=VidaFullStack" text:style-name="Internet_20_link" text:visited-style-name="Visited_20_Internet_20_Link">https://www.youtube.com/watch?v=y2W2Zn7EX7k&amp;t=122s&amp;ab_channel=VidaFullStack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9:41:56.567000000</meta:creation-date>
    <dc:date>2023-11-08T21:39:53.065000000</dc:date>
    <meta:editing-duration>PT1H57M56S</meta:editing-duration>
    <meta:editing-cycles>2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1" meta:word-count="205" meta:character-count="1372" meta:non-whitespace-character-count="1206"/>
  </office:meta>
</office:document-meta>
</file>